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7.45cm" fo:padding-top="0.15cm" fo:padding-bottom="0.15cm" fo:padding-left="0.275cm" fo:padding-right="0.275cm"/>
    </style:style>
    <style:style style:name="gr2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4cm" fo:min-width="1.49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0.5cm" fo:padding-top="0.125cm" fo:padding-bottom="0.125cm" fo:padding-left="0.25cm" fo:padding-right="0.25cm"/>
    </style:style>
    <style:style style:name="gr4" style:family="graphic" style:parent-style-name="measure" style:list-style-name="L1">
      <style:graphic-properties draw:textarea-vertical-align="middle" draw:line-distance="1.05cm"/>
    </style:style>
    <style:style style:name="gr5" style:family="graphic" style:parent-style-name="measure" style:list-style-name="L1">
      <style:graphic-properties draw:textarea-vertical-align="middle" draw:line-distance="0.3cm"/>
    </style:style>
    <style:style style:name="gr6" style:family="graphic" style:parent-style-name="measure" style:list-style-name="L1">
      <style:graphic-properties draw:textarea-vertical-align="middle" draw:line-distance="1.658cm"/>
    </style:style>
    <style:style style:name="gr7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1.5cm" fo:padding-top="0.125cm" fo:padding-bottom="0.125cm" fo:padding-left="0.25cm" fo:padding-right="0.25cm"/>
    </style:style>
    <style:style style:name="gr8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0cm" fo:padding-top="0.125cm" fo:padding-bottom="0.125cm" fo:padding-left="0.25cm" fo:padding-right="0.25cm"/>
    </style:style>
    <style:style style:name="gr10" style:family="graphic" style:parent-style-name="measure" style:list-style-name="L1">
      <style:graphic-properties draw:textarea-vertical-align="middle" draw:line-distance="0.3cm"/>
    </style:style>
    <style:style style:name="gr11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7.5cm" fo:padding-top="0.125cm" fo:padding-bottom="0.125cm" fo:padding-left="0.25cm" fo:padding-right="0.25cm"/>
    </style:style>
    <style:style style:name="gr12" style:family="graphic" style:parent-style-name="measure" style:list-style-name="L1">
      <style:graphic-properties draw:textarea-vertical-align="middle" draw:line-distance="0.3cm"/>
    </style:style>
    <style:style style:name="gr13" style:family="graphic" style:parent-style-name="measure" style:list-style-name="L1">
      <style:graphic-properties draw:textarea-vertical-align="middle" draw:line-distance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font-size="8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3cm" svg:y="6cm">
          <text:p text:style-name="P2"><text:span text:style-name="T1">Pr</text:span><text:span text:style-name="T1">o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6cm" svg:y="6cm">
          <text:p text:style-name="P4"><text:span text:style-name="T2">Hop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4" draw:text-style-name="P6" draw:layer="measurelines" svg:x1="3cm" svg:y1="6cm" svg:x2="5cm" svg:y2="6cm">
          <text:p text:style-name="P6">4b</text:p>
        </draw:measure>
        <draw:measure draw:style-name="gr5" draw:text-style-name="P6" draw:layer="layout" svg:x1="8.001cm" svg:y1="6cm" svg:x2="9cm" svg:y2="6cm">
          <text:p text:style-name="P6">2b</text:p>
        </draw:measure>
        <draw:measure draw:style-name="gr6" draw:text-style-name="P6" draw:layer="layout" svg:x1="3cm" svg:y1="5.858cm" svg:x2="11cm" svg:y2="5.858cm">
          <text:p text:style-name="P6">16b</text:p>
        </draw:measure>
        <draw:custom-shape draw:style-name="gr3" draw:text-style-name="P8" draw:layer="layout" svg:width="1cm" svg:height="1cm" svg:x="10cm" svg:y="7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cm" svg:height="1cm" svg:x="8cm" svg:y="7cm">
          <text:p text:style-name="P9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cm" svg:height="1cm" svg:x="3cm" svg:y="7cm">
          <text:p text:style-name="P7"><text:span text:style-name="T3">4'b000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cm" svg:height="1cm" svg:x="9cm" svg:y="7cm">
          <text:p text:style-name="P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cm" svg:height="1cm" svg:x="9cm" svg:y="8cm">
          <text:p text:style-name="P9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cm" svg:height="1cm" svg:x="7cm" svg:y="7cm">
          <text:p text:style-name="P9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cm" svg:height="1cm" svg:x="6cm" svg:y="7cm">
          <text:p text:style-name="P9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cm" svg:height="1cm" svg:x="5cm" svg:y="7cm">
          <text:p text:style-name="P9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0.5cm" svg:height="1cm" svg:x="2.5cm" svg:y="6cm">
          <text:p text:style-name="P11"><text:span text:style-name="T4">Lst</text:span></text:p>
          <text:p text:style-name="P11"><text:span text:style-name="T4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cm" svg:height="1cm" svg:x="2.5cm" svg:y="7cm">
          <text:p text:style-name="P9">0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0" draw:text-style-name="P6" draw:layer="layout" svg:x1="2.5cm" svg:y1="6cm" svg:x2="3.001cm" svg:y2="6cm">
          <text:p text:style-name="P6">1b</text:p>
        </draw:measure>
        <draw:custom-shape draw:style-name="gr11" draw:text-style-name="P10" draw:layer="layout" svg:width="8cm" svg:height="1cm" svg:x="3cm" svg:y="9cm">
          <text:p text:style-name="P9">Pay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cm" svg:height="1cm" svg:x="2.5cm" svg:y="9cm">
          <text:p text:style-name="P9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8cm" svg:height="1cm" svg:x="3cm" svg:y="10cm">
          <text:p text:style-name="P9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cm" svg:height="1cm" svg:x="2.5cm" svg:y="10cm">
          <text:p text:style-name="P9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8cm" svg:height="1cm" svg:x="3cm" svg:y="11cm">
          <text:p text:style-name="P9">Last Pay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cm" svg:height="1cm" svg:x="2.5cm" svg:y="11cm">
          <text:p text:style-name="P9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1cm" svg:x="5cm" svg:y="6cm">
          <text:p text:style-name="P4"><text:span text:style-name="T2">G</text:span><text:span text:style-name="T2">a</text:span><text:span text:style-name="T2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2" draw:text-style-name="P6" draw:layer="layout" svg:x1="5.002cm" svg:y1="6cm" svg:x2="6cm" svg:y2="6cm">
          <text:p text:style-name="P6">2b</text:p>
        </draw:measure>
        <draw:custom-shape draw:style-name="gr3" draw:text-style-name="P5" draw:layer="layout" svg:width="1cm" svg:height="1cm" svg:x="7cm" svg:y="6cm">
          <text:p text:style-name="P4"><text:span text:style-name="T2">H</text:span><text:span text:style-name="T2">o</text:span><text:span text:style-name="T2">p 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1cm" svg:x="8cm" svg:y="6cm">
          <text:p text:style-name="P4"><text:span text:style-name="T2">Hop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1cm" svg:x="9cm" svg:y="6cm">
          <text:p text:style-name="P4"><text:span text:style-name="T2">H</text:span><text:span text:style-name="T2">o</text:span><text:span text:style-name="T2">p 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1cm" svg:x="10cm" svg:y="6cm">
          <text:p text:style-name="P4"><text:span text:style-name="T2">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3" draw:text-style-name="P6" draw:layer="layout" svg:x1="9.999cm" svg:y1="6cm" svg:x2="10.998cm" svg:y2="6cm">
          <text:p text:style-name="P6">2b</text:p>
        </draw:measure>
        <draw:custom-shape draw:style-name="gr3" draw:text-style-name="P8" draw:layer="layout" svg:width="1cm" svg:height="1cm" svg:x="10cm" svg:y="8cm">
          <text:p text:style-name="P7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cm" svg:height="1cm" svg:x="5cm" svg:y="8cm">
          <text:p text:style-name="P9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cm" svg:height="1cm" svg:x="6cm" svg:y="8cm">
          <text:p text:style-name="P9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cm" svg:height="1cm" svg:x="7cm" svg:y="8cm">
          <text:p text:style-name="P9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cm" svg:height="1cm" svg:x="8cm" svg:y="8cm">
          <text:p text:style-name="P9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cm" svg:height="1cm" svg:x="3cm" svg:y="8cm">
          <text:p text:style-name="P7"><text:span text:style-name="T3">4'b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1cm" svg:x="2.5cm" svg:y="8cm">
          <text:p text:style-name="P9">0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</meta:initial-creator>
    <meta:creation-date>2016-08-20T11:39:09.881667938</meta:creation-date>
    <dc:date>2016-08-21T15:36:14.675465662</dc:date>
    <dc:creator>christophe </dc:creator>
    <meta:editing-duration>P1DT3H41M51S</meta:editing-duration>
    <meta:editing-cycles>10</meta:editing-cycles>
    <meta:generator>LibreOffice/5.2.0.4$Linux_X86_64 LibreOffice_project/20m0$Build-4</meta:generator>
    <meta:document-statistic meta:object-count="37"/>
  </office:meta>
</office:document-meta>
</file>